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2.7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AAGE</text:p>
          </table:table-cell>
          <table:table-cell office:value-type="string">
            <text:p>age</text:p>
          </table:table-cell>
          <table:table-cell table:number-columns-repeated="3"/>
        </table:table-row>
        <table:table-row table:style-name="ro1">
          <table:table-cell office:value-type="string">
            <text:p>ACLSWKR</text:p>
          </table:table-cell>
          <table:table-cell office:value-type="string">
            <text:p>class of worker</text:p>
          </table:table-cell>
          <table:table-cell table:number-columns-repeated="3"/>
        </table:table-row>
        <table:table-row table:style-name="ro1">
          <table:table-cell office:value-type="string">
            <text:p>ADTIND</text:p>
          </table:table-cell>
          <table:table-cell office:value-type="string">
            <text:p>detailed industry recode</text:p>
          </table:table-cell>
          <table:table-cell table:number-columns-repeated="3"/>
        </table:table-row>
        <table:table-row table:style-name="ro1">
          <table:table-cell office:value-type="string">
            <text:p>ADTOCC</text:p>
          </table:table-cell>
          <table:table-cell office:value-type="string">
            <text:p>detailed occupation recode</text:p>
          </table:table-cell>
          <table:table-cell table:number-columns-repeated="3"/>
        </table:table-row>
        <table:table-row table:style-name="ro1">
          <table:table-cell office:value-type="string">
            <text:p>AHGA</text:p>
          </table:table-cell>
          <table:table-cell office:value-type="string">
            <text:p>education</text:p>
          </table:table-cell>
          <table:table-cell table:number-columns-repeated="3"/>
        </table:table-row>
        <table:table-row table:style-name="ro1">
          <table:table-cell office:value-type="string">
            <text:p>AHRSPAY</text:p>
          </table:table-cell>
          <table:table-cell office:value-type="string">
            <text:p>wage per hour</text:p>
          </table:table-cell>
          <table:table-cell table:number-columns-repeated="3"/>
        </table:table-row>
        <table:table-row table:style-name="ro1">
          <table:table-cell office:value-type="string">
            <text:p>AHSCOL</text:p>
          </table:table-cell>
          <table:table-cell office:value-type="string">
            <text:p>enroll in edu inst last wk</text:p>
          </table:table-cell>
          <table:table-cell table:number-columns-repeated="3"/>
        </table:table-row>
        <table:table-row table:style-name="ro1">
          <table:table-cell office:value-type="string">
            <text:p>AMARITL</text:p>
          </table:table-cell>
          <table:table-cell office:value-type="string">
            <text:p>marital stat</text:p>
          </table:table-cell>
          <table:table-cell table:number-columns-repeated="3"/>
        </table:table-row>
        <table:table-row table:style-name="ro1">
          <table:table-cell office:value-type="string">
            <text:p>AMJIND</text:p>
          </table:table-cell>
          <table:table-cell office:value-type="string">
            <text:p>major industry code</text:p>
          </table:table-cell>
          <table:table-cell table:number-columns-repeated="3"/>
        </table:table-row>
        <table:table-row table:style-name="ro1">
          <table:table-cell office:value-type="string">
            <text:p>AMJOCC</text:p>
          </table:table-cell>
          <table:table-cell office:value-type="string">
            <text:p>major occupation code</text:p>
          </table:table-cell>
          <table:table-cell table:number-columns-repeated="3"/>
        </table:table-row>
        <table:table-row table:style-name="ro1">
          <table:table-cell office:value-type="string">
            <text:p>ARACE</text:p>
          </table:table-cell>
          <table:table-cell office:value-type="string">
            <text:p>race</text:p>
          </table:table-cell>
          <table:table-cell table:number-columns-repeated="3"/>
        </table:table-row>
        <table:table-row table:style-name="ro1">
          <table:table-cell office:value-type="string">
            <text:p>AREORGN</text:p>
          </table:table-cell>
          <table:table-cell office:value-type="string">
            <text:p>hispanic origin</text:p>
          </table:table-cell>
          <table:table-cell table:number-columns-repeated="3"/>
        </table:table-row>
        <table:table-row table:style-name="ro1">
          <table:table-cell office:value-type="string">
            <text:p>ASEX</text:p>
          </table:table-cell>
          <table:table-cell office:value-type="string">
            <text:p>sex</text:p>
          </table:table-cell>
          <table:table-cell table:number-columns-repeated="3"/>
        </table:table-row>
        <table:table-row table:style-name="ro1">
          <table:table-cell office:value-type="string">
            <text:p>AUNMEM</text:p>
          </table:table-cell>
          <table:table-cell office:value-type="string">
            <text:p>member of a labor union</text:p>
          </table:table-cell>
          <table:table-cell table:number-columns-repeated="3"/>
        </table:table-row>
        <table:table-row table:style-name="ro1">
          <table:table-cell office:value-type="string">
            <text:p>AUNTYPE</text:p>
          </table:table-cell>
          <table:table-cell office:value-type="string">
            <text:p>reason for unemployment</text:p>
          </table:table-cell>
          <table:table-cell table:number-columns-repeated="3"/>
        </table:table-row>
        <table:table-row table:style-name="ro1">
          <table:table-cell office:value-type="string">
            <text:p>AWKSTAT</text:p>
          </table:table-cell>
          <table:table-cell office:value-type="string">
            <text:p>full or part time employment stat</text:p>
          </table:table-cell>
          <table:table-cell table:number-columns-repeated="3"/>
        </table:table-row>
        <table:table-row table:style-name="ro1">
          <table:table-cell office:value-type="string">
            <text:p>CAPGAIN</text:p>
          </table:table-cell>
          <table:table-cell office:value-type="string">
            <text:p>capital gains</text:p>
          </table:table-cell>
          <table:table-cell table:number-columns-repeated="3"/>
        </table:table-row>
        <table:table-row table:style-name="ro1">
          <table:table-cell office:value-type="string">
            <text:p>CAPLOSS</text:p>
          </table:table-cell>
          <table:table-cell office:value-type="string">
            <text:p>capital losses</text:p>
          </table:table-cell>
          <table:table-cell table:number-columns-repeated="3"/>
        </table:table-row>
        <table:table-row table:style-name="ro1">
          <table:table-cell office:value-type="string">
            <text:p>DIVVAL</text:p>
          </table:table-cell>
          <table:table-cell office:value-type="string">
            <text:p>dividends from stocks</text:p>
          </table:table-cell>
          <table:table-cell table:number-columns-repeated="3"/>
        </table:table-row>
        <table:table-row table:style-name="ro1">
          <table:table-cell office:value-type="string">
            <text:p>FILESTAT</text:p>
          </table:table-cell>
          <table:table-cell office:value-type="string">
            <text:p>tax filer stat</text:p>
          </table:table-cell>
          <table:table-cell table:number-columns-repeated="3"/>
        </table:table-row>
        <table:table-row table:style-name="ro1">
          <table:table-cell office:value-type="string">
            <text:p>GRINREG</text:p>
          </table:table-cell>
          <table:table-cell office:value-type="string">
            <text:p>region of previous residence</text:p>
          </table:table-cell>
          <table:table-cell table:number-columns-repeated="3"/>
        </table:table-row>
        <table:table-row table:style-name="ro1">
          <table:table-cell office:value-type="string">
            <text:p>GRINST</text:p>
          </table:table-cell>
          <table:table-cell office:value-type="string">
            <text:p>state of previous residence</text:p>
          </table:table-cell>
          <table:table-cell table:number-columns-repeated="3"/>
        </table:table-row>
        <table:table-row table:style-name="ro1">
          <table:table-cell office:value-type="string">
            <text:p>HHDFMX</text:p>
          </table:table-cell>
          <table:table-cell office:value-type="string">
            <text:p>detailed household and family stat</text:p>
          </table:table-cell>
          <table:table-cell table:number-columns-repeated="3"/>
        </table:table-row>
        <table:table-row table:style-name="ro1">
          <table:table-cell office:value-type="string">
            <text:p>HHDREL</text:p>
          </table:table-cell>
          <table:table-cell office:value-type="string">
            <text:p>detailed household summary in household</text:p>
          </table:table-cell>
          <table:table-cell table:number-columns-repeated="3"/>
        </table:table-row>
        <table:table-row table:style-name="ro1">
          <table:table-cell office:value-type="string">
            <text:p>MARSUPWT</text:p>
          </table:table-cell>
          <table:table-cell office:value-type="string">
            <text:p>instance weight</text:p>
          </table:table-cell>
          <table:table-cell table:number-columns-repeated="3"/>
        </table:table-row>
        <table:table-row table:style-name="ro1">
          <table:table-cell office:value-type="string">
            <text:p>MIGMTR1</text:p>
          </table:table-cell>
          <table:table-cell office:value-type="string">
            <text:p>migration code-change in msa</text:p>
          </table:table-cell>
          <table:table-cell table:number-columns-repeated="3"/>
        </table:table-row>
        <table:table-row table:style-name="ro1">
          <table:table-cell office:value-type="string">
            <text:p>MIGMTR3</text:p>
          </table:table-cell>
          <table:table-cell office:value-type="string">
            <text:p>migration code-change in reg</text:p>
          </table:table-cell>
          <table:table-cell table:number-columns-repeated="3"/>
        </table:table-row>
        <table:table-row table:style-name="ro1">
          <table:table-cell office:value-type="string">
            <text:p>MIGMTR4</text:p>
          </table:table-cell>
          <table:table-cell office:value-type="string">
            <text:p>migration code-move within reg</text:p>
          </table:table-cell>
          <table:table-cell table:number-columns-repeated="3"/>
        </table:table-row>
        <table:table-row table:style-name="ro1">
          <table:table-cell office:value-type="string">
            <text:p>MIGSAME</text:p>
          </table:table-cell>
          <table:table-cell office:value-type="string">
            <text:p>live in this house 1 year ago</text:p>
          </table:table-cell>
          <table:table-cell table:number-columns-repeated="3"/>
        </table:table-row>
        <table:table-row table:style-name="ro1">
          <table:table-cell office:value-type="string">
            <text:p>MIGSUN</text:p>
          </table:table-cell>
          <table:table-cell office:value-type="string">
            <text:p>migration prev res in sunbelt</text:p>
          </table:table-cell>
          <table:table-cell table:number-columns-repeated="3"/>
        </table:table-row>
        <table:table-row table:style-name="ro1">
          <table:table-cell office:value-type="string">
            <text:p>NOEMP</text:p>
          </table:table-cell>
          <table:table-cell office:value-type="string">
            <text:p>num persons worked for employer</text:p>
          </table:table-cell>
          <table:table-cell table:number-columns-repeated="3"/>
        </table:table-row>
        <table:table-row table:style-name="ro1">
          <table:table-cell office:value-type="string">
            <text:p>PARENT</text:p>
          </table:table-cell>
          <table:table-cell office:value-type="string">
            <text:p>family members under 18</text:p>
          </table:table-cell>
          <table:table-cell table:number-columns-repeated="3"/>
        </table:table-row>
        <table:table-row table:style-name="ro1">
          <table:table-cell office:value-type="string">
            <text:p>PEFNTVTY</text:p>
          </table:table-cell>
          <table:table-cell office:value-type="string">
            <text:p>country of birth father</text:p>
          </table:table-cell>
          <table:table-cell table:number-columns-repeated="3"/>
        </table:table-row>
        <table:table-row table:style-name="ro1">
          <table:table-cell office:value-type="string">
            <text:p>PEMNTVTY</text:p>
          </table:table-cell>
          <table:table-cell office:value-type="string">
            <text:p>country of birth mother</text:p>
          </table:table-cell>
          <table:table-cell table:number-columns-repeated="3"/>
        </table:table-row>
        <table:table-row table:style-name="ro1">
          <table:table-cell office:value-type="string">
            <text:p>PENATVTY</text:p>
          </table:table-cell>
          <table:table-cell office:value-type="string">
            <text:p>country of birth self</text:p>
          </table:table-cell>
          <table:table-cell table:number-columns-repeated="3"/>
        </table:table-row>
        <table:table-row table:style-name="ro1">
          <table:table-cell office:value-type="string">
            <text:p>PRCITSHP</text:p>
          </table:table-cell>
          <table:table-cell office:value-type="string">
            <text:p>citizenship</text:p>
          </table:table-cell>
          <table:table-cell table:number-columns-repeated="3"/>
        </table:table-row>
        <table:table-row table:style-name="ro1">
          <table:table-cell office:value-type="string">
            <text:p>SEOTR</text:p>
          </table:table-cell>
          <table:table-cell office:value-type="string">
            <text:p>own business or self employed</text:p>
          </table:table-cell>
          <table:table-cell table:number-columns-repeated="3"/>
        </table:table-row>
        <table:table-row table:style-name="ro1">
          <table:table-cell office:value-type="string">
            <text:p>VETQVA</text:p>
          </table:table-cell>
          <table:table-cell office:value-type="string">
            <text:p>fill inc questionnaire for veteran's admin</text:p>
          </table:table-cell>
          <table:table-cell table:number-columns-repeated="3"/>
        </table:table-row>
        <table:table-row table:style-name="ro1">
          <table:table-cell office:value-type="string">
            <text:p>VETYN</text:p>
          </table:table-cell>
          <table:table-cell office:value-type="string">
            <text:p>veterans benefits</text:p>
          </table:table-cell>
          <table:table-cell table:number-columns-repeated="3"/>
        </table:table-row>
        <table:table-row table:style-name="ro1">
          <table:table-cell office:value-type="string">
            <text:p>WKSWORK</text:p>
          </table:table-cell>
          <table:table-cell office:value-type="string">
            <text:p>weeks worked in year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year</text:p>
          </table:table-cell>
          <table:table-cell table:number-columns-repeated="3"/>
        </table:table-row>
        <table:table-row table:style-name="ro1">
          <table:table-cell office:value-type="string">
            <text:p>SAV</text:p>
          </table:table-cell>
          <table:table-cell office:value-type="string">
            <text:p>savings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CHI GIANLUCA</meta:initial-creator>
    <meta:creation-date>2016-08-29T11:23:38</meta:creation-date>
    <dc:date>2016-08-29T11:27:53</dc:date>
    <dc:creator>MICCHI GIANLUCA</dc:creator>
    <meta:editing-duration>P0D</meta:editing-duration>
    <meta:editing-cycles>1</meta:editing-cycles>
    <meta:document-statistic meta:table-count="3" meta:cell-count="84" meta:object-count="0"/>
    <meta:generator>LibreOffice/3.5$Linux_X86_64 LibreOffice_project/350m1$Build-2</meta:generator>
  </office:meta>
</office:document-meta>
</file>